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Heading_20_1" style:master-page-name="Right_20_Page">
      <style:paragraph-properties style:page-number="auto"/>
      <style:text-properties officeooo:rsid="0035da0d" officeooo:paragraph-rsid="00352472"/>
    </style:style>
    <style:style style:name="P3" style:family="paragraph" style:parent-style-name="Heading_20_3">
      <style:paragraph-properties fo:break-before="page"/>
      <style:text-properties officeooo:rsid="0035da0d" officeooo:paragraph-rsid="0035da0d"/>
    </style:style>
    <style:style style:name="P4" style:family="paragraph" style:parent-style-name="Text_20_body">
      <style:text-properties officeooo:rsid="00352472" officeooo:paragraph-rsid="00352472"/>
    </style:style>
    <style:style style:name="P5" style:family="paragraph" style:parent-style-name="Text_20_body">
      <style:text-properties officeooo:rsid="0035da0d" officeooo:paragraph-rsid="0035da0d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ell Her You Love Her</text:h>
      <text:h text:style-name="Heading_20_2" text:outline-level="2">(<text:span text:style-name="T3">Echosmith</text:span>)</text:h>
      <text:p text:style-name="Text_20_body">Time Signature: <text:span text:style-name="T1">4/4</text:span></text:p>
      <text:p text:style-name="Text_20_body">Chords: </text:p>
      <text:p text:style-name="Text_20_body">Tempo: <text:span text:style-name="T2">100-120</text:span> BPM</text:p>
      <text:p text:style-name="P1"/>
      <text:h text:style-name="P3" text:outline-level="3">[INTRO]</text:h>
      <text:p text:style-name="P5">F F F F</text:p>
      <text:h text:style-name="Heading_20_3" text:outline-level="3">[VERSE 1]</text:h>
      <text:p text:style-name="P5">F <text:s text:c="16"/>F <text:s text:c="18"/>C</text:p>
      <text:p text:style-name="P5">Tell her a story, Tell her the honest truth</text:p>
      <text:p text:style-name="P5">F</text:p>
      <text:p text:style-name="P5">You treat her better</text:p>
      <text:p text:style-name="P5">F <text:s text:c="22"/>C</text:p>
      <text:p text:style-name="P5">Make sure to see it through</text:p>
      <text:p text:style-name="P5">F <text:s text:c="22"/></text:p>
      <text:p text:style-name="P5">Don't be just everything she wants</text:p>
      <text:p text:style-name="P5">F <text:s text:c="20"/>C</text:p>
      <text:p text:style-name="P5">Be everything she needs</text:p>
      <text:p text:style-name="P5">F </text:p>
      <text:p text:style-name="P5">When she says she loves you</text:p>
      <text:p text:style-name="P5">F <text:s text:c="22"/>C</text:p>
      <text:p text:style-name="P5">Tell her you love her too</text:p>
      <text:p text:style-name="P5">Am <text:s text:c="2"/>F <text:s text:c="3"/>C <text:s text:c="3"/>Gsus4</text:p>
      <text:p text:style-name="P5">Oh oh oh oh oh oh [x2]</text:p>
      <text:p text:style-name="P5">F</text:p>
      <text:p text:style-name="P5">Give her a reason</text:p>
      <text:p text:style-name="P5">F <text:s text:c="24"/>F</text:p>
      <text:p text:style-name="P5">A reason to love all you do</text:p>
      <text:h text:style-name="Heading_20_3" text:outline-level="3">[BRIDGE]</text:h>
      <text:p text:style-name="P5">F</text:p>
      <text:h text:style-name="Heading_20_3" text:outline-level="3">[VERSE 2]</text:h>
      <text:p text:style-name="P5">F</text:p>
      <text:p text:style-name="P5">She'll tell you secrets</text:p>
      <text:p text:style-name="P5">F <text:s text:c="23"/>C</text:p>
      <text:p text:style-name="P5">You'll tell her secrets too</text:p>
      <text:p text:style-name="P5">F</text:p>
      <text:p text:style-name="P5">She'll tell you all her hopes and dreams</text:p>
      <text:p text:style-name="P5">F <text:s text:c="17"/>C</text:p>
      <text:p text:style-name="P5">You'll tell them too</text:p>
      <text:p text:style-name="P5">F</text:p>
      <text:p text:style-name="P5">When she says she loves you</text:p>
      <text:p text:style-name="P5">F <text:s text:c="23"/>C</text:p>
      <text:p text:style-name="P5">Tell her you love her too</text:p>
      <text:h text:style-name="Heading_20_3" text:outline-level="3">[CHORUS]</text:h>
      <text:p text:style-name="P5">Am <text:s text:c="27"/>F</text:p>
      <text:p text:style-name="P5"><text:soft-page-break/>But don't you run away run away</text:p>
      <text:p text:style-name="P5"><text:s text:c="16"/>C <text:s text:c="5"/>G</text:p>
      <text:p text:style-name="P5">When you get tired</text:p>
      <text:p text:style-name="P5"><text:s text:c="10"/>Am <text:s text:c="21"/>F</text:p>
      <text:p text:style-name="P5">Cus this will slip away slip away</text:p>
      <text:p text:style-name="P5"><text:s text:c="16"/>C <text:s text:c="8"/>G</text:p>
      <text:p text:style-name="P5">And start a fire</text:p>
      <text:p text:style-name="P5">Am <text:s text:c="21"/>F</text:p>
      <text:p text:style-name="P5">That can never be put out</text:p>
      <text:p text:style-name="P5">C <text:s text:c="24"/>G</text:p>
      <text:p text:style-name="P5">Oh hurry time is running out</text:p>
      <text:p text:style-name="P5"><text:s text:c="13"/>Am <text:s text:c="14"/>F</text:p>
      <text:p text:style-name="P5">But don't you run away run away</text:p>
      <text:p text:style-name="P5">Am <text:s text:c="11"/>F <text:s text:c="3"/>C</text:p>
      <text:p text:style-name="P5">Before you say</text:p>
      <text:p text:style-name="P5"><text:s text:c="2"/>G <text:s text:c="10"/>Am F C G</text:p>
      <text:p text:style-name="P5">You love her (oh oh oh [x2])</text:p>
      <text:h text:style-name="Heading_20_3" text:outline-level="3">[VERSE 3]</text:h>
      <text:p text:style-name="P5">F</text:p>
      <text:p text:style-name="P5">When she says she needs you</text:p>
      <text:p text:style-name="P5">F <text:s text:c="22"/>C</text:p>
      <text:p text:style-name="P5">Tell her you need her too</text:p>
      <text:p text:style-name="P5">F</text:p>
      <text:p text:style-name="P5">You tell her clearly</text:p>
      <text:p text:style-name="P5">F <text:s text:c="29"/>C</text:p>
      <text:p text:style-name="P5">Speak what your heart wants you to</text:p>
      <text:p text:style-name="P5">F</text:p>
      <text:p text:style-name="P5">Tell her she's lovely</text:p>
      <text:p text:style-name="P5">F <text:s text:c="22"/>C</text:p>
      <text:p text:style-name="P5">Always tell her the truth</text:p>
      <text:p text:style-name="P5">F </text:p>
      <text:p text:style-name="P5">When she says she loves you</text:p>
      <text:p text:style-name="P5">F <text:s text:c="23"/>C</text:p>
      <text:p text:style-name="P5">Tell her you love her too</text:p>
      <text:h text:style-name="Heading_20_3" text:outline-level="3">[CHORUS]</text:h>
      <text:p text:style-name="P5">Am <text:s text:c="28"/>F</text:p>
      <text:p text:style-name="P5">But don't you run away run away</text:p>
      <text:p text:style-name="P5"><text:s text:c="20"/>C <text:s text:c="2"/>G</text:p>
      <text:p text:style-name="P5">When you get tired</text:p>
      <text:p text:style-name="P5">Am <text:s text:c="29"/>F</text:p>
      <text:p text:style-name="P5">Cus this will slip away slip away</text:p>
      <text:p text:style-name="P5"><text:s text:c="16"/>C <text:s text:c="7"/>G</text:p>
      <text:p text:style-name="P5"><text:s/>And start a fire</text:p>
      <text:p text:style-name="P5"><text:soft-page-break/>Am <text:s text:c="22"/>F</text:p>
      <text:p text:style-name="P5">That can never be put out</text:p>
      <text:p text:style-name="P5"><text:s text:c="2"/>C <text:s text:c="21"/>G</text:p>
      <text:p text:style-name="P5">Oh hurry time is running out</text:p>
      <text:p text:style-name="P5">Am <text:s text:c="28"/>F</text:p>
      <text:p text:style-name="P5">But don't you run away run away</text:p>
      <text:p text:style-name="P5">C <text:s text:c="8"/></text:p>
      <text:p text:style-name="P5">Before you say</text:p>
      <text:p text:style-name="P5">G <text:s text:c="12"/>Am F C G</text:p>
      <text:p text:style-name="P5">You love her (oh oh oh [x2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M40S</meta:editing-duration>
    <meta:editing-cycles>38</meta:editing-cycles>
    <meta:generator>LibreOffice/5.2.6.2$MacOSX_X86_64 LibreOffice_project/a3100ed2409ebf1c212f5048fbe377c281438fdc</meta:generator>
    <dc:title>Lyrics + Chords</dc:title>
    <dc:date>2017-04-10T16:25:19.408512000</dc:date>
    <meta:print-date>2017-04-03T12:23:29.985893000</meta:print-date>
    <meta:document-statistic meta:table-count="0" meta:image-count="0" meta:object-count="0" meta:page-count="4" meta:paragraph-count="98" meta:word-count="348" meta:character-count="2072" meta:non-whitespace-character-count="110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